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3.94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092cm" loext:decorative="false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2.29cm" fo:min-width="3.31cm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style-name="gr1" xml:id="id1" draw:id="id1">
          <draw:custom-shape draw:style-name="gr2" draw:text-style-name="P1" draw:layer="layout" svg:width="4.445cm" svg:height="3.175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08cm" svg:height="2.54cm" svg:x="13.97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3.81cm" svg:height="2.54cm" svg:x="9.525cm" svg:y="10.7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Display" style:font-family-asian="'Noto Sans Display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7:50:57.715820245</meta:creation-date>
    <dc:date>2024-11-28T12:17:58.660856636</dc:date>
    <meta:editing-duration>P1DT18H22M5S</meta:editing-duration>
    <meta:editing-cycles>13</meta:editing-cycles>
    <meta:generator>LibreOffice/7.6.4.1$Linux_X86_64 LibreOffice_project/60$Build-1</meta:generator>
    <meta:document-statistic meta:object-count="27"/>
  </office:meta>
</office:document-meta>
</file>